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9" style:family="table">
      <style:table-properties style:width="17.013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3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P1" style:family="paragraph" style:parent-style-name="Text_20_body">
      <style:text-properties officeooo:paragraph-rsid="000c4d51"/>
    </style:style>
    <style:style style:name="P2" style:family="paragraph" style:parent-style-name="Text_20_body">
      <style:text-properties officeooo:rsid="000c4d51" officeooo:paragraph-rsid="000c4d51"/>
    </style:style>
    <style:style style:name="P3" style:family="paragraph" style:parent-style-name="Text_20_body">
      <style:text-properties officeooo:rsid="000c4d51" officeooo:paragraph-rsid="000d9885"/>
    </style:style>
    <style:style style:name="P4" style:family="paragraph" style:parent-style-name="Text_20_body">
      <style:paragraph-properties fo:text-align="center" style:justify-single-word="false"/>
      <style:text-properties fo:font-style="italic" fo:font-weight="normal" officeooo:rsid="003455e1" officeooo:paragraph-rsid="000c4d51" style:font-style-asian="italic" style:font-weight-asian="normal" style:font-style-complex="italic" style:font-weight-complex="normal"/>
    </style:style>
    <style:style style:name="P5" style:family="paragraph" style:parent-style-name="Text_20_body">
      <style:text-properties officeooo:rsid="0020c7a7" officeooo:paragraph-rsid="000d9885"/>
    </style:style>
    <style:style style:name="P6" style:family="paragraph" style:parent-style-name="Text_20_body">
      <style:text-properties officeooo:paragraph-rsid="000eca88"/>
    </style:style>
    <style:style style:name="P7" style:family="paragraph" style:parent-style-name="Text_20_body">
      <style:text-properties officeooo:paragraph-rsid="00122afe"/>
    </style:style>
    <style:style style:name="P8" style:family="paragraph" style:parent-style-name="Text_20_body">
      <style:text-properties officeooo:paragraph-rsid="0015f7cc"/>
    </style:style>
    <style:style style:name="P9" style:family="paragraph" style:parent-style-name="Text_20_body">
      <style:text-properties officeooo:paragraph-rsid="00170892"/>
    </style:style>
    <style:style style:name="P10" style:family="paragraph" style:parent-style-name="Text_20_body">
      <style:text-properties officeooo:rsid="0015f7cc" officeooo:paragraph-rsid="0015f7cc"/>
    </style:style>
    <style:style style:name="P11" style:family="paragraph" style:parent-style-name="Standard">
      <style:paragraph-properties fo:text-align="justify" style:justify-single-word="false"/>
      <style:text-properties officeooo:paragraph-rsid="000c4d51"/>
    </style:style>
    <style:style style:name="T1" style:family="text">
      <style:text-properties officeooo:rsid="000d9885"/>
    </style:style>
    <style:style style:name="T2" style:family="text">
      <style:text-properties fo:color="#000000" style:text-line-through-style="none" style:font-name="Times New Roman" fo:font-size="12pt" style:text-underline-style="none" style:font-name-asian="Times New Roman1" style:font-size-asian="12pt" style:font-name-complex="Times New Roman1" style:font-size-complex="12pt"/>
    </style:style>
    <style:style style:name="T3" style:family="text">
      <style:text-properties fo:color="#000000" style:text-line-through-style="none" style:font-name="Times New Roman" fo:font-size="12pt" style:text-underline-style="none" officeooo:rsid="000e37b3" style:font-name-asian="Times New Roman1" style:font-size-asian="12pt" style:font-name-complex="Times New Roman1" style:font-size-complex="12pt"/>
    </style:style>
    <style:style style:name="T4" style:family="text">
      <style:text-properties fo:color="#000000" style:text-line-through-style="none" style:font-name="Times New Roman" fo:font-size="12pt" style:text-underline-style="none" officeooo:rsid="000eca88" style:font-name-asian="Times New Roman1" style:font-size-asian="12pt" style:font-name-complex="Times New Roman1" style:font-size-complex="12pt"/>
    </style:style>
    <style:style style:name="T5" style:family="text">
      <style:text-properties fo:color="#000000" style:text-line-through-style="none" style:font-name="Times New Roman" fo:font-size="12pt" style:text-underline-style="none" officeooo:rsid="00122afe" style:font-name-asian="Times New Roman1" style:font-size-asian="12pt" style:font-name-complex="Times New Roman1" style:font-size-complex="12pt"/>
    </style:style>
    <style:style style:name="T6" style:family="text">
      <style:text-properties fo:color="#000000" style:text-line-through-style="none" style:font-name="Times New Roman" fo:font-size="12pt" style:text-underline-style="none" officeooo:rsid="0012c811" style:font-name-asian="Times New Roman1" style:font-size-asian="12pt" style:font-name-complex="Times New Roman1" style:font-size-complex="12pt"/>
    </style:style>
    <style:style style:name="T7" style:family="text">
      <style:text-properties fo:color="#000000" style:text-line-through-style="none" style:font-name="Times New Roman" fo:font-size="12pt" style:text-underline-style="none" officeooo:rsid="00164ee5" style:font-name-asian="Times New Roman1" style:font-size-asian="12pt" style:font-name-complex="Times New Roman1" style:font-size-complex="12pt"/>
    </style:style>
    <style:style style:name="T8" style:family="text">
      <style:text-properties fo:color="#000000" style:text-line-through-style="none" style:font-name="Times New Roman" fo:font-size="12pt" style:text-underline-style="none" officeooo:rsid="00170892" style:font-name-asian="Times New Roman1" style:font-size-asian="12pt" style:font-name-complex="Times New Roman1" style:font-size-complex="12pt"/>
    </style:style>
    <style:style style:name="T9" style:family="text">
      <style:text-properties fo:color="#000000" style:text-line-through-style="none" style:font-name="Times New Roman" fo:font-size="12pt" style:text-underline-style="none" officeooo:rsid="00181099" style:font-name-asian="Times New Roman1" style:font-size-asian="12pt" style:font-name-complex="Times New Roman1" style:font-size-complex="12pt"/>
    </style:style>
    <style:style style:name="T10" style:family="text">
      <style:text-properties fo:color="#000000" style:text-line-through-style="none" style:font-name="Times New Roman" fo:font-size="12pt" style:text-underline-style="none" officeooo:rsid="00196e9e" style:font-name-asian="Times New Roman1" style:font-size-asian="12pt" style:font-name-complex="Times New Roman1" style:font-size-complex="12pt"/>
    </style:style>
    <style:style style:name="T11" style:family="text">
      <style:text-properties fo:color="#000000" style:font-name="Times New Roman" fo:font-size="12pt" officeooo:rsid="000e37b3" style:font-name-asian="Times New Roman1" style:font-size-asian="12pt" style:font-name-complex="Times New Roman1" style:font-size-complex="12pt"/>
    </style:style>
    <style:style style:name="T12" style:family="text">
      <style:text-properties officeooo:rsid="00114677"/>
    </style:style>
    <style:style style:name="T13" style:family="text">
      <style:text-properties officeooo:rsid="00122afe"/>
    </style:style>
    <style:style style:name="T14" style:family="text">
      <style:text-properties officeooo:rsid="0014b921"/>
    </style:style>
    <style:style style:name="T15" style:family="text">
      <style:text-properties officeooo:rsid="0015f7cc"/>
    </style:style>
    <style:style style:name="T16" style:family="text">
      <style:text-properties officeooo:rsid="00164ee5"/>
    </style:style>
    <style:style style:name="T17" style:family="text">
      <style:text-properties officeooo:rsid="00181099"/>
    </style:style>
    <style:style style:name="T18" style:family="text">
      <style:text-properties officeooo:rsid="00196e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ella9" table:style-name="Tabella9">
        <table:table-column table:style-name="Tabella9.A"/>
        <table:table-column table:style-name="Tabella9.B"/>
        <table:table-row table:style-name="Tabella9.1">
          <table:table-cell table:style-name="Tabella9.A1" office:value-type="string">
            <text:p text:style-name="P1">Nome scenario:</text:p>
          </table:table-cell>
          <table:table-cell table:style-name="Tabella9.B1" office:value-type="string">
            <text:p text:style-name="P5"><text:span text:style-name="T1">Richiesta iscrizione </text:span><text:span text:style-name="T14">altri tipi di utenti</text:span></text:p>
          </table:table-cell>
        </table:table-row>
        <table:table-row table:style-name="Tabella9.2">
          <table:table-cell table:style-name="Tabella9.A2" office:value-type="string">
            <text:p text:style-name="P1">Istanza degli attori partecipanti</text:p>
          </table:table-cell>
          <table:table-cell table:style-name="Tabella9.B2" office:value-type="string">
            <text:p text:style-name="P5"><text:span text:style-name="T14">Luca</text:span><text:span text:style-name="T1"> (</text:span><text:span text:style-name="T14">dipendente statale</text:span><text:span text:style-name="T12">)</text:span></text:p>
          </table:table-cell>
        </table:table-row>
        <table:table-row table:style-name="Tabella9.3">
          <table:table-cell table:style-name="Tabella9.A2" office:value-type="string">
            <text:p text:style-name="P1">Flusso degli eventi </text:p>
          </table:table-cell>
          <table:table-cell table:style-name="Tabella9.B2" office:value-type="string">
            <text:p text:style-name="P2">1 <text:span text:style-name="T14">Luca</text:span><text:span text:style-name="T12">, </text:span><text:span text:style-name="T14">dipendente </text:span><text:span text:style-name="T18">presso le poste italiane di Fisciano</text:span><text:span text:style-name="T14">, </text:span><text:span text:style-name="T18">ma residente presso il comune di Baronissi, visto il suo orario lavorativo e visto il suo andare ogni giorno a lavoro viene a sapere leggendo sul sito dell'università che se non si aggiunge un certo numero di iscritti all'asilo nido gestito dall'ateneo può chiedere l'iscrizione del proprio bambino di due anni anche non avendo nessun rapporto con esso</text:span><text:span text:style-name="T1">.</text:span></text:p>
            <text:p text:style-name="P2">2 <text:span text:style-name="T14">Luca</text:span><text:span text:style-name="T1"> accende il computer.</text:span></text:p>
            <text:p text:style-name="P3">3 <text:span text:style-name="T1">Si collega al sito per presentare la domanda.</text:span></text:p>
            <text:p text:style-name="P3">4 <text:span text:style-name="T1">Si apre il collegamento e il sito mostra la propria home</text:span><text:span text:style-name="T17">-</text:span><text:span text:style-name="T1">page.</text:span></text:p>
            <text:p text:style-name="P3"><text:span text:style-name="T1">5 </text:span><text:span text:style-name="T14">Luca</text:span><text:span text:style-name="T1"> cerca il modulo: “Modulo domanda </text:span><text:span text:style-name="T14">altre tipologie di utente</text:span><text:span text:style-name="T1">”.</text:span></text:p>
            <text:p text:style-name="P3"><text:span text:style-name="T1">6 Trovato </text:span><text:span text:style-name="T14">Luca</text:span><text:span text:style-name="T1"> clicca sul nome e attende che si carichi il documento.</text:span></text:p>
            <text:p text:style-name="P8"><text:span text:style-name="T1">7 Caricato il documento</text:span><text:span text:style-name="T12"> </text:span><text:span text:style-name="T14">Luca</text:span><text:span text:style-name="T1"> inizia a compilare </text:span><text:span text:style-name="T12">il modulo </text:span><text:span text:style-name="T14">i</text:span><text:span text:style-name="T12">nser</text:span><text:span text:style-name="T14">endo prima di tutto se è padre, madre, tutore o affidatario.</text:span><text:span text:style-name="T12"> </text:span><text:span text:style-name="T14">Procede inse</text:span><text:span text:style-name="T17">re</text:span><text:span text:style-name="T14">ndo i</text:span><text:span text:style-name="T12"> propri dati (Nome, cognome, C F, </text:span><text:span text:style-name="T13">data di nascita</text:span><text:span text:style-name="T12">, indirizzo, </text:span><text:span text:style-name="T13">telefono ed email</text:span><text:span text:style-name="T12">). </text:span></text:p>
            <text:p text:style-name="P10">8 Luca continua <text:span text:style-name="T17">a compilare </text:span>e deve dichiarare in che comune è residente e dove lavora, in più deve indicare i rapporti <text:span text:style-name="T17">che</text:span> ha con l'università o col comune di Fisciano.</text:p>
            <text:p text:style-name="P8"><text:span text:style-name="T15">9 </text:span><text:span text:style-name="T16">C</text:span><text:span text:style-name="T15">ompila </text:span><text:span text:style-name="T16">ancora inserendo:</text:span><text:span text:style-name="T12"> </text:span><text:span text:style-name="T16">i dati del bambino, </text:span><text:span text:style-name="T13">se il bambino ha già frequentato negli anni precedenti, i dati del bambino e che tipo di fascia utenze sceglie (</text:span><text:span text:style-name="T11">full time dalle ore 8,30 alle ore 16,30 comprensiva dei pasti, </text:span><text:span text:style-name="T2">part-time mattutina dalle ore 8,30 alle ore 13,30 comprensiva dei pasti, <text:s/>part-time mattutina dalle ore 8,30 alle ore 12,00 senza somministrazione del pasto </text:span><text:span text:style-name="T3">e </text:span><text:span text:style-name="T2">part-time pomeridiana dalle ore 13,30 alle ore 16,30 senza somministrazione del pasto</text:span><text:span text:style-name="T5">)</text:span><text:span text:style-name="T2">. </text:span></text:p>
            <text:p text:style-name="P7"><text:span text:style-name="T7">10</text:span><text:span text:style-name="T5"> </text:span><text:span text:style-name="T3">Compila i dati del genitore non richiedente barrando su “padre” o “madre” e continua compilando i dati anagrafici.</text:span></text:p>
            <text:p text:style-name="P9"><text:span text:style-name="T8">11 </text:span><text:span text:style-name="T3">Sc</text:span><text:span text:style-name="T9">orrendo il documento</text:span><text:span text:style-name="T3"> </text:span><text:span text:style-name="T8">Luca</text:span><text:span text:style-name="T4"> deve indicare se ci sono particolari situazioni </text:span><text:span text:style-name="T9">all'interno della sua famiglia:</text:span><text:span text:style-name="T4"> sanitari, sociali </text:span><text:span text:style-name="T9">come d</text:span><text:span text:style-name="T4">ivorzio, bambino diversamente abile, invalidità genitore.</text:span></text:p>
            <text:p text:style-name="P9"><text:span text:style-name="T8">12</text:span><text:span text:style-name="T4"> Infine deve compilare la sua situazione reddituale.</text:span></text:p>
            <text:p text:style-name="P6"><text:span text:style-name="T4">1</text:span><text:span text:style-name="T8">3</text:span><text:span text:style-name="T4"> </text:span><text:span text:style-name="T8">Luca</text:span><text:span text:style-name="T4"> controlla di aver inserito tutti i dati e rilegge il tutto.</text:span></text:p>
            <text:p text:style-name="P6"><text:span text:style-name="T4">1</text:span><text:span text:style-name="T8">4</text:span><text:span text:style-name="T4"> Assicuratasi di aver fatto tutto bene, </text:span><text:span text:style-name="T10">Luca</text:span><text:span text:style-name="T6"> </text:span><text:span text:style-name="T10">usa la funzione del sito “</text:span><text:span text:style-name="T4">Invia modulo di iscrizione”.</text:span></text:p>
            <text:p text:style-name="P6"><text:span text:style-name="T4">1</text:span><text:span text:style-name="T8">5</text:span><text:span text:style-name="T4"> Il sito </text:span><text:span text:style-name="T10">gli</text:span><text:span text:style-name="T4"> mostra la frase: “modulo inviato con successo. Le sarà spedita una mail per la conferma dell'avvenuta consegna”.</text:span></text:p>
            <text:p text:style-name="P6"><text:span text:style-name="T4">1</text:span><text:span text:style-name="T8">6</text:span><text:span text:style-name="T4"> </text:span><text:span text:style-name="T10">Luca</text:span><text:span text:style-name="T4"> esce dal sistema.</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14:31:57.74</meta:creation-date>
    <meta:editing-duration>PT4S</meta:editing-duration>
    <meta:editing-cycles>4</meta:editing-cycles>
    <meta:generator>LibreOffice/3.6$Windows_x86 LibreOffice_project/da8c1e6-fd468f4-454e206-f42a4a9-143cfd</meta:generator>
    <dc:date>2012-10-17T14:49:05.81</dc:date>
    <meta:document-statistic meta:table-count="1" meta:image-count="0" meta:object-count="0" meta:page-count="1" meta:paragraph-count="21" meta:word-count="386" meta:character-count="2363" meta:non-whitespace-character-count="1994"/>
  </office:meta>
</office:document-meta>
</file>